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30" office:value-type="float" office:value="60" calcext:value-type="float">
            <text:p>60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6]/[.F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6]*[.F6]/[.B6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7]*[.F7]/[.B7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8]/[.F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8]*[.F8]/[.B8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9]/[.F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9]*[.F9]/[.B9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0]*[.F10]/[.B10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1]/[.F1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11]*[.F11]/[.B11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25" calcext:value-type="float">
            <text:p>2,5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72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4]/[.F1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4]*[.F14]/[.B14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5]/[.F15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5]*[.F15]/[.B15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7]/[.F1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7]*[.F17]/[.B17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8]/[.F1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8]*[.F18]/[.B18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9]/[.F1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9]*[.F19]/[.B19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0]/[.F2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0]*[.F20]/[.B20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1]/[.F21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21]*[.F21]/[.B21]" office:value-type="float" office:value="0.00210432" calcext:value-type="float">
            <text:p>2,1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15" calcext:value-type="float">
            <text:p>15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2]/[.F22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2]*[.F22]/[.B22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4]/[.F2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4]*[.F24]/[.B24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5]/[.F2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5]*[.F25]/[.B25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6]/[.F2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6]*[.F26]/[.B26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7]/[.F2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7]*[.F27]/[.B27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8]/[.F28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8]*[.F28]/[.B28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9]/[.F2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0]/[.F30]" office:value-type="float" office:value="2433.0900243309" calcext:value-type="float">
            <text:p>2,43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411" office:value-type="float" office:value="0.000000000411" calcext:value-type="float">
            <text:p>4,11E-10</text:p>
          </table:table-cell>
          <table:table-cell table:style-name="ce15" table:formula="of:=[.C30]*[.F30]/[.B30]" office:value-type="float" office:value="0.00140288" calcext:value-type="float">
            <text:p>1,40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15" calcext:value-type="float">
            <text:p>15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2" calcext:value-type="float">
            <text:p>2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1]/[.F31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1]*[.F31]/[.B31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38" office:value-type="float" office:value="60" calcext:value-type="float">
            <text:p>60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1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.00.0000</text:date>, <text:time style:data-style-name="N2" text:time-value="14:00:11.8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2-11-30T14:00:39.522000000</dc:date>
    <meta:editing-duration>PT4H58M48S</meta:editing-duration>
    <meta:editing-cycles>31</meta:editing-cycles>
    <meta:generator>LibreOffice/7.3.1.3$Windows_X86_64 LibreOffice_project/a69ca51ded25f3eefd52d7bf9a5fad8c90b87951</meta:generator>
    <meta:document-statistic meta:table-count="1" meta:cell-count="561" meta:object-count="0"/>
  </office:meta>
</office:document-meta>
</file>